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-asian="F"/>
    </style:style>
    <style:style style:name="P2" style:family="paragraph" style:parent-style-name="Standard_20__28_user_29_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_20__28_user_29_" style:master-page-name="Standard">
      <style:paragraph-properties fo:text-align="center" style:justify-single-word="false" style:page-number="auto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_20__28_user_29_"><draw:frame draw:style-name="fr1" text:anchor-type="as-char" svg:width="2.9346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_20__28_user_29_"/>
      <text:p text:style-name="Standard_20__28_user_29_"/>
      <text:p text:style-name="Standard_20__28_user_29_"><draw:frame draw:style-name="fr1" text:anchor-type="as-char" svg:width="2.2366in" svg:height="0.2091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_20__28_user_29_"><text:bookmark text:name="_GoBack"/></text:p>
      <text:p text:style-name="Standard_20__28_user_29_"/>
      <text:p text:style-name="Standard_20__28_user_29_"><draw:frame draw:style-name="fr1" text:anchor-type="as-char" svg:width="2.9543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_20__28_user_29_"/>
      <text:p text:style-name="Standard_20__28_user_29_"/>
      <text:p text:style-name="Text_20_body"><draw:frame draw:style-name="fr1" text:anchor-type="as-char" svg:width="1.5874in" svg:height="0.4425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Text_20_body"><draw:frame draw:style-name="fr1" text:anchor-type="as-char" svg:width="1.3701in" svg:height="0.4272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Text_20_body"><draw:frame draw:style-name="fr1" text:anchor-type="as-char" svg:width="1.5709in" svg:height="0.3929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35in" fo:margin-bottom="0.0835in" loext:contextual-spacing="false" fo:line-height="115%" fo:hyphenation-ladder-count="no-limit" style:vertical-align="auto"/>
      <style:text-properties style:font-name="Arial" fo:font-family="Arial" style:font-family-generic="roman" style:font-pitch="variable" style:letter-kerning="false" style:font-name-asian="Calibri" style:font-family-asian="Calibri" style:font-family-generic-asian="system" style:font-pitch-asian="variable" style:language-asian="en" style:country-asian="US" style:font-size-complex="26pt" style:language-complex="ar" style:country-complex="SA" fo:hyphenate="true" fo:hyphenation-remain-char-count="2" fo:hyphenation-push-char-count="2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style:letter-kerning="false" style:font-name-asian="Calibri" style:font-family-asian="Calibri" style:font-family-generic-asian="system" style:font-pitch-asian="variable" style:language-asian="en" style:country-asian="US" style:font-size-complex="26pt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ers,Brett L (BPA) - TELC-TPP-3</meta:initial-creator>
    <dc:creator>Brett Bowers</dc:creator>
    <meta:editing-cycles>11</meta:editing-cycles>
    <meta:creation-date>2018-01-07T10:28:00</meta:creation-date>
    <dc:date>2018-03-23T18:20:00</dc:date>
    <meta:editing-duration>PT47M</meta:editing-duration>
    <meta:generator>LibreOffice/5.1.6.2$Linux_X86_64 LibreOffice_project/10m0$Build-2</meta:generator>
    <meta:document-statistic meta:table-count="0" meta:image-count="0" meta:object-count="6" meta:page-count="1" meta:paragraph-count="6" meta:word-count="0" meta:character-count="0" meta:non-whitespace-character-count="0"/>
    <meta:user-defined meta:name="AppVersion">14.0000</meta:user-defined>
    <meta:user-defined meta:name="Company">Bonneville Power Administ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 mathvariant="italic">WaveSpeed</mi>
      <mo stretchy="false">=</mo>
      <msqrt>
        <mrow>
          <mi>g</mi>
          <mfrac>
            <mi>H</mi>
            <mi>w</mi>
          </mfrac>
        </mrow>
      </msqrt>
    </mrow>
    <annotation encoding="StarMath 5.0">WaveSpeed= sqrt {g {H} over {w}}</annotation>
  </semantics>
</math>
</file>

<file path=Object 12/content.xml><?xml version="1.0" encoding="utf-8"?>
<math xmlns="http://www.w3.org/1998/Math/MathML" display="block">
  <semantics>
    <mrow>
      <mrow>
        <mi mathvariant="italic">Time</mi>
        <mo stretchy="false">=</mo>
        <mi>n</mi>
      </mrow>
      <mi>×</mi>
      <mfrac>
        <mrow>
          <mn>2</mn>
          <mi>L</mi>
        </mrow>
        <mi mathvariant="italic">WaveSpeed</mi>
      </mfrac>
    </mrow>
    <annotation encoding="StarMath 5.0">Time=n× {2L} over {WaveSpeed}</annotation>
  </semantics>
</math>
</file>

<file path=Object 2/content.xml><?xml version="1.0" encoding="utf-8"?>
<math xmlns="http://www.w3.org/1998/Math/MathML" display="block">
  <semantics>
    <mrow>
      <msub>
        <mi mathvariant="italic">Temp</mi>
        <mi mathvariant="italic">Corrected</mi>
      </msub>
      <mo stretchy="false">=</mo>
      <mrow>
        <msub>
          <mi mathvariant="italic">Temp</mi>
          <mi mathvariant="italic">Sagging</mi>
        </msub>
        <mo stretchy="false">−</mo>
        <mi mathvariant="italic">CreepCorrection</mi>
      </mrow>
    </mrow>
    <annotation encoding="StarMath 5.0">{Temp} rsub {Corrected} = {Temp} rsub {Sagging} -CreepCorrection</annotation>
  </semantics>
</math>
</file>

<file path=Object 4/content.xml><?xml version="1.0" encoding="utf-8"?>
<math xmlns="http://www.w3.org/1998/Math/MathML" display="block">
  <semantics>
    <mrow>
      <msub>
        <mi mathvariant="italic">Sag</mi>
        <mi mathvariant="italic">Corrected</mi>
      </msub>
      <mo stretchy="false">=</mo>
      <mrow>
        <mi mathvariant="italic">Sag</mi>
        <mo stretchy="false">+</mo>
        <mi mathvariant="italic">SagCorrection</mi>
      </mrow>
    </mrow>
    <annotation encoding="StarMath 5.0">{Sag} rsub {Corrected} =Sag + SagCorrection</annotation>
  </semantics>
</math>
</file>

<file path=Object 6/content.xml><?xml version="1.0" encoding="utf-8"?>
<math xmlns="http://www.w3.org/1998/Math/MathML" display="block">
  <semantics>
    <mrow>
      <mrow>
        <msub>
          <mi mathvariant="italic">Tension</mi>
          <mi mathvariant="italic">Corrected</mi>
        </msub>
        <mo stretchy="false">=</mo>
        <msub>
          <mi mathvariant="italic">Tension</mi>
          <mi mathvariant="italic">Sagging</mi>
        </msub>
      </mrow>
      <mi>×</mi>
      <mi mathvariant="italic">ScaleFactor</mi>
    </mrow>
    <annotation encoding="StarMath 5.0">{Tension} rsub {Corrected} = {Tension} rsub {Sagging} ×ScaleFactor</annotation>
  </semantics>
</math>
</file>

<file path=Object 8/content.xml><?xml version="1.0" encoding="utf-8"?>
<math xmlns="http://www.w3.org/1998/Math/MathML" display="block">
  <semantics>
    <mrow>
      <mi mathvariant="italic">ControlFactor</mi>
      <mo stretchy="false">=</mo>
      <mfrac>
        <msub>
          <mi>S</mi>
          <mi mathvariant="italic">survey</mi>
        </msub>
        <msub>
          <mi>S</mi>
          <mi mathvariant="italic">max</mi>
        </msub>
      </mfrac>
    </mrow>
    <annotation encoding="StarMath 5.0">ControlFactor= {{S} rsub {survey}} over {{S} rsub {max}}</annotation>
  </semantics>
</math>
</file>